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ducible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ducible.setDescription( Producible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ducible.set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ducibl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ducible.initialize( String name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ducib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ducibl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